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orDaoImpl.enqueueMessage( MessageExchangeDAO mex , CorrelationKey [ ] correlationKey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rrelatorDaoImpl.addRoute( String routeGroupId , ProcessInstanceDAO target , int idx , CorrelationKey correl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rrelatorDaoImpl.dequeueMessage( CorrelationKey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rrelatorDaoImpl.removeRoutes( String routeGroupId , ProcessInstanceDAO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relatorDaoImpl.findRoute( CorrelationKey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rrelatorDaoImpl.checkRoute( CorrelationKey c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relatorDaoImpl.canonifyKeys( CorrelationKey [ ]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relatorDaoImpl.getCorrel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orDaoImpl.removeEntries( H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relatorDaoImpl.CorrelatorDaoImpl( SessionManager sm , HCorrelator h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